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ableColumn4" style:family="table-column">
      <style:table-column-properties style:column-width="0.8791in" style:use-optimal-column-width="false"/>
    </style:style>
    <style:style style:name="TableColumn5" style:family="table-column">
      <style:table-column-properties style:column-width="0.7437in" style:use-optimal-column-width="false"/>
    </style:style>
    <style:style style:name="TableColumn6" style:family="table-column">
      <style:table-column-properties style:column-width="0.8312in" style:use-optimal-column-width="false"/>
    </style:style>
    <style:style style:name="TableColumn7" style:family="table-column">
      <style:table-column-properties style:column-width="0.8861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0.8861in" style:use-optimal-column-width="false"/>
    </style:style>
    <style:style style:name="TableColumn10" style:family="table-column">
      <style:table-column-properties style:column-width="1.0826in" style:use-optimal-column-width="false"/>
    </style:style>
    <style:style style:name="Table3" style:family="table">
      <style:table-properties style:width="6.4902in" fo:margin-left="0in" table:align="left"/>
    </style:style>
    <style:style style:name="TableRow11" style:family="table-row">
      <style:table-row-properties style:min-row-height="0.2312in" style:use-optimal-row-height="false"/>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margin-bottom="0in" fo:line-height="100%"/>
    </style:style>
    <style:style style:name="T14" style:parent-style-name="Policepardéfaut" style:family="text">
      <style:text-properties style:font-name="Arial" style:font-name-asian="Times New Roman" style:font-name-complex="Arial" fo:color="#000000" style:letter-kerning="false" style:language-asian="fr" style:country-asian="FR"/>
    </style:style>
    <style:style style:name="TableCell15" style:family="table-cell">
      <style:table-cell-properties fo:border="0.0138in solid #000000" style:writing-mode="lr-tb" fo:padding-top="0.0694in" fo:padding-left="0.0694in" fo:padding-bottom="0.0694in" fo:padding-right="0.0694in"/>
    </style:style>
    <style:style style:name="P16" style:parent-style-name="Normal" style:family="paragraph">
      <style:paragraph-properties fo:margin-bottom="0in" fo:line-height="100%"/>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TableCell18" style:family="table-cell">
      <style:table-cell-properties fo:border="0.0138in solid #000000" style:writing-mode="lr-tb" fo:padding-top="0.0694in" fo:padding-left="0.0694in" fo:padding-bottom="0.0694in" fo:padding-right="0.0694in"/>
    </style:style>
    <style:style style:name="P19" style:parent-style-name="Normal" style:family="paragraph">
      <style:paragraph-properties fo:margin-bottom="0in" fo:line-height="100%"/>
    </style:style>
    <style:style style:name="T20" style:parent-style-name="Policepardéfaut" style:family="text">
      <style:text-properties style:font-name="Arial" style:font-name-asian="Times New Roman" style:font-name-complex="Arial" fo:color="#000000" style:letter-kerning="false" style:language-asian="fr" style:country-asian="FR"/>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Normal" style:family="paragraph">
      <style:paragraph-properties fo:margin-bottom="0in" fo:line-height="100%"/>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margin-bottom="0in" fo:line-height="100%"/>
    </style:style>
    <style:style style:name="T26" style:parent-style-name="Policepardéfaut" style:family="text">
      <style:text-properties style:font-name="Arial" style:font-name-asian="Times New Roman" style:font-name-complex="Arial" fo:color="#000000" style:letter-kerning="false" style:language-asian="fr" style:country-asian="FR"/>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margin-bottom="0in" fo:line-height="100%"/>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margin-bottom="0in" fo:line-height="100%"/>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ableRow33" style:family="table-row">
      <style:table-row-properties style:min-row-height="0.3215in" style:use-optimal-row-height="false"/>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Arial" style:font-name-asian="Times New Roman" style:font-name-complex="Arial" fo:color="#000000" style:letter-kerning="false" style:language-asian="fr" style:country-asian="FR"/>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6" style:parent-style-name="Normal" style:family="paragraph">
      <style:paragraph-properties fo:margin-bottom="0in" fo:line-height="100%"/>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49" style:parent-style-name="Normal" style:family="paragraph">
      <style:paragraph-properties fo:margin-bottom="0in" fo:line-height="100%"/>
    </style:style>
    <style:style style:name="T50" style:parent-style-name="Policepardéfaut" style:family="text">
      <style:text-properties style:font-name="Arial" style:font-name-asian="Times New Roman" style:font-name-complex="Arial" fo:color="#000000" style:letter-kerning="false" style:language-asian="fr" style:country-asian="FR"/>
    </style:style>
    <style:style style:name="TableCell51" style:family="table-cell">
      <style:table-cell-properties fo:border="0.0138in solid #000000" style:writing-mode="lr-tb" fo:padding-top="0.0694in" fo:padding-left="0.0694in" fo:padding-bottom="0.0694in" fo:padding-right="0.0694in"/>
    </style:style>
    <style:style style:name="P5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5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54" style:parent-style-name="Normal" style:family="paragraph">
      <style:paragraph-properties fo:margin-bottom="0in" fo:line-height="100%"/>
    </style:style>
    <style:style style:name="T55" style:parent-style-name="Policepardéfaut" style:family="text">
      <style:text-properties style:font-name="Arial" style:font-name-asian="Times New Roman" style:font-name-complex="Arial" fo:color="#000000" style:letter-kerning="false" style:language-asian="fr" style:country-asian="FR"/>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58" style:parent-style-name="Normal" style:family="paragraph">
      <style:paragraph-properties fo:margin-bottom="0in" fo:line-height="100%"/>
    </style:style>
    <style:style style:name="T59" style:parent-style-name="Policepardéfaut" style:family="text">
      <style:text-properties style:font-name="Arial" style:font-name-asian="Times New Roman" style:font-name-complex="Arial" fo:color="#000000" style:letter-kerning="false" style:language-asian="fr" style:country-asian="FR"/>
    </style:style>
    <style:style style:name="T60" style:parent-style-name="Policepardéfaut" style:family="text">
      <style:text-properties style:font-name="Arial" style:font-name-asian="Times New Roman" style:font-name-complex="Arial" fo:color="#000000" style:letter-kerning="false" style:language-asian="fr" style:country-asian="FR"/>
    </style:style>
    <style:style style:name="TableCell61" style:family="table-cell">
      <style:table-cell-properties fo:border="0.0138in solid #000000" style:writing-mode="lr-tb" fo:padding-top="0.0694in" fo:padding-left="0.0694in" fo:padding-bottom="0.0694in" fo:padding-right="0.0694in"/>
    </style:style>
    <style:style style:name="P62"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63" style:parent-style-name="Normal" style:family="paragraph">
      <style:paragraph-properties fo:margin-bottom="0in" fo:line-height="100%"/>
    </style:style>
    <style:style style:name="T64" style:parent-style-name="Policepardéfaut" style:family="text">
      <style:text-properties style:font-name="Arial" style:font-name-asian="Times New Roman" style:font-name-complex="Arial" fo:color="#000000" style:letter-kerning="false" style:language-asian="fr" style:country-asian="FR"/>
    </style:style>
    <style:style style:name="TableRow65" style:family="table-row">
      <style:table-row-properties style:min-row-height="0.3215in" style:use-optimal-row-height="false"/>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68" style:parent-style-name="Normal" style:family="paragraph">
      <style:paragraph-properties fo:margin-bottom="0in" fo:line-height="100%"/>
    </style:style>
    <style:style style:name="T69" style:parent-style-name="Policepardéfaut" style:family="text">
      <style:text-properties style:font-name="Arial" style:font-name-asian="Times New Roman" style:font-name-complex="Arial" fo:color="#000000" style:letter-kerning="false" style:language-asian="fr" style:country-asian="FR"/>
    </style:style>
    <style:style style:name="P70"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3" style:parent-style-name="Normal" style:family="paragraph">
      <style:paragraph-properties fo:margin-bottom="0in" fo:line-height="100%"/>
    </style:style>
    <style:style style:name="T74" style:parent-style-name="Policepardéfaut" style:family="text">
      <style:text-properties style:font-name="Arial" style:font-name-asian="Times New Roman" style:font-name-complex="Arial" fo:color="#000000" style:letter-kerning="false" style:language-asian="fr" style:country-asian="FR"/>
    </style:style>
    <style:style style:name="TableCell75" style:family="table-cell">
      <style:table-cell-properties fo:border="0.0138in solid #000000" style:writing-mode="lr-tb" fo:padding-top="0.0694in" fo:padding-left="0.0694in" fo:padding-bottom="0.0694in" fo:padding-right="0.0694in"/>
    </style:style>
    <style:style style:name="P7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77"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78" style:parent-style-name="Normal" style:family="paragraph">
      <style:paragraph-properties fo:margin-bottom="0in" fo:line-height="100%"/>
    </style:style>
    <style:style style:name="T79" style:parent-style-name="Policepardéfaut" style:family="text">
      <style:text-properties style:font-name="Arial" style:font-name-asian="Times New Roman" style:font-name-complex="Arial" fo:color="#000000" style:letter-kerning="false" style:language-asian="fr" style:country-asian="FR"/>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2"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87" style:parent-style-name="Normal" style:family="paragraph">
      <style:paragraph-properties fo:margin-bottom="0in" fo:line-height="100%"/>
    </style:style>
    <style:style style:name="T88" style:parent-style-name="Policepardéfaut" style:family="text">
      <style:text-properties style:font-name="Arial" style:font-name-asian="Times New Roman" style:font-name-complex="Arial" fo:color="#000000" style:letter-kerning="false" style:language-asian="fr" style:country-asian="FR"/>
    </style:style>
    <style:style style:name="P89" style:parent-style-name="Normal" style:family="paragraph">
      <style:paragraph-properties fo:margin-bottom="0in" fo:line-height="100%"/>
    </style:style>
    <style:style style:name="T90" style:parent-style-name="Policepardéfaut" style:family="text">
      <style:text-properties style:font-name="Arial" style:font-name-asian="Times New Roman" style:font-name-complex="Arial" fo:color="#000000" style:letter-kerning="false" style:language-asian="fr" style:country-asian="FR"/>
    </style:style>
    <style:style style:name="P9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9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93" style:family="table-row">
      <style:table-row-properties style:min-row-height="0.2201in" style:use-optimal-row-height="false"/>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Normal" style:family="paragraph">
      <style:paragraph-properties fo:margin-bottom="0in" fo:line-height="100%"/>
    </style:style>
    <style:style style:name="T96" style:parent-style-name="Policepardéfaut" style:family="text">
      <style:text-properties style:font-name="Arial" style:font-name-asian="Times New Roman" style:font-name-complex="Arial" fo:color="#000000" style:letter-kerning="false" style:language-asian="fr" style:country-asian="FR"/>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Normal" style:family="paragraph">
      <style:paragraph-properties fo:margin-bottom="0in" fo:line-height="100%"/>
    </style:style>
    <style:style style:name="T99" style:parent-style-name="Policepardéfaut" style:family="text">
      <style:text-properties style:font-name="Arial" style:font-name-asian="Times New Roman" style:font-name-complex="Arial" fo:color="#000000" style:letter-kerning="false" style:language-asian="fr" style:country-asian="FR"/>
    </style:style>
    <style:style style:name="TableCell100" style:family="table-cell">
      <style:table-cell-properties fo:border="0.0138in solid #000000" style:writing-mode="lr-tb" fo:padding-top="0.0694in" fo:padding-left="0.0694in" fo:padding-bottom="0.0694in" fo:padding-right="0.0694in"/>
    </style:style>
    <style:style style:name="P101" style:parent-style-name="Normal" style:family="paragraph">
      <style:paragraph-properties fo:margin-bottom="0in" fo:line-height="100%"/>
    </style:style>
    <style:style style:name="T102" style:parent-style-name="Policepardéfaut" style:family="text">
      <style:text-properties style:font-name="Arial" style:font-name-asian="Times New Roman" style:font-name-complex="Arial" fo:color="#000000" style:letter-kerning="false" style:language-asian="fr" style:country-asian="FR"/>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margin-bottom="0in" fo:line-height="100%"/>
    </style:style>
    <style:style style:name="T105" style:parent-style-name="Policepardéfaut" style:family="text">
      <style:text-properties style:font-name="Arial" style:font-name-asian="Times New Roman" style:font-name-complex="Arial" fo:color="#000000" style:letter-kerning="false" style:language-asian="fr" style:country-asian="FR"/>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 style:family="paragraph">
      <style:paragraph-properties fo:margin-bottom="0in" fo:line-height="100%"/>
    </style:style>
    <style:style style:name="T108" style:parent-style-name="Policepardéfaut" style:family="text">
      <style:text-properties style:font-name="Arial" style:font-name-asian="Times New Roman" style:font-name-complex="Arial" fo:color="#000000" style:letter-kerning="false" style:language-asian="fr" style:country-asian="FR"/>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Normal" style:family="paragraph">
      <style:paragraph-properties fo:margin-bottom="0in" fo:line-height="100%"/>
    </style:style>
    <style:style style:name="T111" style:parent-style-name="Policepardéfaut" style:family="text">
      <style:text-properties style:font-name="Arial" style:font-name-asian="Times New Roman" style:font-name-complex="Arial" fo:color="#000000" style:letter-kerning="false" style:language-asian="fr" style:country-asian="FR"/>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Normal" style:family="paragraph">
      <style:paragraph-properties fo:margin-bottom="0in" fo:line-height="100%"/>
    </style:style>
    <style:style style:name="T114" style:parent-style-name="Policepardéfaut" style:family="text">
      <style:text-properties style:font-name="Arial" style:font-name-asian="Times New Roman" style:font-name-complex="Arial" fo:color="#000000" style:letter-kerning="false" style:language-asian="fr" style:country-asian="FR"/>
    </style:style>
    <style:style style:name="TableRow115" style:family="table-row">
      <style:table-row-properties style:min-row-height="0.3215in" style:use-optimal-row-height="false"/>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18" style:parent-style-name="Normal" style:family="paragraph">
      <style:paragraph-properties fo:margin-bottom="0in" fo:line-height="100%"/>
    </style:style>
    <style:style style:name="T119" style:parent-style-name="Policepardéfaut" style:family="text">
      <style:text-properties style:font-name="Arial" style:font-name-asian="Times New Roman" style:font-name-complex="Arial" fo:color="#000000" style:letter-kerning="false" style:language-asian="fr" style:country-asian="FR"/>
    </style:style>
    <style:style style:name="P12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23"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4"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25" style:parent-style-name="Normal" style:family="paragraph">
      <style:paragraph-properties fo:margin-bottom="0in" fo:line-height="100%"/>
    </style:style>
    <style:style style:name="T126" style:parent-style-name="Policepardéfaut" style:family="text">
      <style:text-properties style:font-name="Arial" style:font-name-asian="Times New Roman" style:font-name-complex="Arial" fo:color="#000000" style:letter-kerning="false" style:language-asian="fr" style:country-asian="FR"/>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29"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0" style:parent-style-name="Normal" style:family="paragraph">
      <style:paragraph-properties fo:margin-bottom="0in" fo:line-height="100%"/>
    </style:style>
    <style:style style:name="T131" style:parent-style-name="Policepardéfaut" style:family="text">
      <style:text-properties style:font-name="Arial" style:font-name-asian="Times New Roman" style:font-name-complex="Arial" fo:color="#000000" style:letter-kerning="false" style:language-asian="fr" style:country-asian="FR"/>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4"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35" style:parent-style-name="Normal" style:family="paragraph">
      <style:paragraph-properties fo:margin-bottom="0in" fo:line-height="100%"/>
    </style:style>
    <style:style style:name="T136" style:parent-style-name="Policepardéfaut" style:family="text">
      <style:text-properties style:font-name="Arial" style:font-name-asian="Times New Roman" style:font-name-complex="Arial" fo:color="#000000" style:letter-kerning="false" style:language-asian="fr" style:country-asian="FR"/>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39"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40" style:parent-style-name="Normal" style:family="paragraph">
      <style:paragraph-properties fo:margin-bottom="0in" fo:line-height="100%"/>
    </style:style>
    <style:style style:name="T141" style:parent-style-name="Policepardéfaut" style:family="text">
      <style:text-properties style:font-name="Arial" style:font-name-asian="Times New Roman" style:font-name-complex="Arial" fo:color="#000000" style:letter-kerning="false" style:language-asian="fr" style:country-asian="FR"/>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44" style:parent-style-name="Normal" style:family="paragraph">
      <style:paragraph-properties fo:margin-bottom="0in" fo:line-height="100%"/>
    </style:style>
    <style:style style:name="T145" style:parent-style-name="Policepardéfaut" style:family="text">
      <style:text-properties style:font-name="Arial" style:font-name-asian="Times New Roman" style:font-name-complex="Arial" fo:color="#000000" style:letter-kerning="false" style:language-asian="fr" style:country-asian="FR"/>
    </style:style>
    <style:style style:name="P146" style:parent-style-name="Normal" style:list-style-name="LFO1" style:family="paragraph">
      <style:paragraph-properties style:vertical-align="baseline" fo:margin-bottom="0in" fo:line-height="100%"/>
      <style:text-properties style:font-name="Arial" style:font-name-asian="Times New Roman" style:font-name-complex="Arial" fo:color="#000000" style:letter-kerning="false" style:language-asian="fr" style:country-asian="FR"/>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Row149" style:family="table-row">
      <style:table-row-properties style:min-row-height="0.7618in" style:use-optimal-row-height="false"/>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2" style:parent-style-name="Normal" style:family="paragraph">
      <style:paragraph-properties fo:margin-bottom="0in" fo:line-height="100%"/>
    </style:style>
    <style:style style:name="T153" style:parent-style-name="Policepardéfaut" style:family="text">
      <style:text-properties style:font-name="Arial" style:font-name-asian="Times New Roman" style:font-name-complex="Arial" fo:color="#000000" style:letter-kerning="false" style:language-asian="fr" style:country-asian="FR"/>
    </style:style>
    <style:style style:name="P154"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57"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58" style:parent-style-name="Normal" style:family="paragraph">
      <style:paragraph-properties fo:margin-bottom="0in" fo:line-height="100%"/>
    </style:style>
    <style:style style:name="P159" style:parent-style-name="Normal" style:family="paragraph">
      <style:paragraph-properties fo:margin-bottom="0.1666in" fo:line-height="100%"/>
      <style:text-properties style:font-name="Times New Roman" style:font-name-asian="Times New Roman" style:letter-kerning="false" fo:font-size="12pt" style:font-size-asian="12pt" style:font-size-complex="12pt" style:language-asian="fr" style:country-asian="FR"/>
    </style:style>
    <style:style style:name="P16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63" style:parent-style-name="Normal" style:family="paragraph">
      <style:paragraph-properties fo:margin-bottom="0in" fo:line-height="100%"/>
    </style:style>
    <style:style style:name="T164" style:parent-style-name="Policepardéfaut" style:family="text">
      <style:text-properties style:font-name="Arial" style:font-name-asian="Times New Roman" style:font-name-complex="Arial" fo:color="#000000" style:letter-kerning="false" style:language-asian="fr" style:country-asian="FR"/>
    </style:style>
    <style:style style:name="P165" style:parent-style-name="Normal" style:family="paragraph">
      <style:paragraph-properties fo:margin-bottom="0in" fo:line-height="100%"/>
    </style:style>
    <style:style style:name="T166" style:parent-style-name="Policepardéfaut" style:family="text">
      <style:text-properties style:font-name="Arial" style:font-name-asian="Times New Roman" style:font-name-complex="Arial" fo:color="#000000" style:letter-kerning="false" style:language-asian="fr" style:country-asian="FR"/>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P169" style:parent-style-name="Normal" style:family="paragraph">
      <style:paragraph-properties fo:margin-bottom="0in" fo:line-height="100%"/>
    </style:style>
    <style:style style:name="T170" style:parent-style-name="Policepardéfaut" style:family="text">
      <style:text-properties style:font-name="Arial" style:font-name-asian="Times New Roman" style:font-name-complex="Arial" fo:color="#000000" style:letter-kerning="false" style:language-asian="fr" style:country-asian="FR"/>
    </style:style>
    <style:style style:name="P171" style:parent-style-name="Normal" style:family="paragraph">
      <style:paragraph-properties fo:margin-bottom="0in" fo:line-height="100%"/>
      <style:text-properties style:font-name="Arial" style:font-name-asian="Times New Roman" style:font-name-complex="Arial" fo:color="#000000" style:letter-kerning="false" style:language-asian="fr" style:country-asian="FR"/>
    </style:style>
    <style:style style:name="P17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fr" style:country-asian="FR"/>
    </style:style>
    <style:style style:name="T173" style:parent-style-name="Policepardéfaut" style:family="text">
      <style:text-properties style:text-underline-type="single" style:text-underline-style="solid" style:text-underline-width="auto" style:text-underline-mode="continuous"/>
    </style:style>
    <style:style style:name="TableColumn175" style:family="table-column">
      <style:table-column-properties style:column-width="1.0798in"/>
    </style:style>
    <style:style style:name="TableColumn176" style:family="table-column">
      <style:table-column-properties style:column-width="5.2131in"/>
    </style:style>
    <style:style style:name="Table174" style:family="table">
      <style:table-properties style:width="6.293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olumn193" style:family="table-column">
      <style:table-column-properties style:column-width="1.7687in"/>
    </style:style>
    <style:style style:name="TableColumn194" style:family="table-column">
      <style:table-column-properties style:column-width="4.5243in"/>
    </style:style>
    <style:style style:name="Table192" style:family="table">
      <style:table-properties style:width="6.293in" fo:margin-left="0in" table:align="lef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P205" style:parent-style-name="Normal" style:family="paragraph">
      <style:paragraph-properties fo:margin-bottom="0in" fo:line-height="100%"/>
    </style:style>
    <style:style style:name="P206" style:parent-style-name="Normal" style:family="paragraph">
      <style:paragraph-properties fo:margin-bottom="0in" fo:line-height="100%"/>
    </style:style>
    <style:style style:name="P207" style:parent-style-name="Normal" style:family="paragraph">
      <style:paragraph-properties fo:margin-bottom="0in" fo:line-height="100%"/>
    </style:style>
    <style:style style:name="P208" style:parent-style-name="Normal" style:family="paragraph">
      <style:paragraph-properties fo:margin-bottom="0in" fo:line-height="100%"/>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P228" style:parent-style-name="Normal" style:family="paragraph">
      <style:paragraph-properties fo:margin-bottom="0in" fo:line-height="100%"/>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P234" style:parent-style-name="Normal" style:family="paragraph">
      <style:paragraph-properties fo:margin-bottom="0in" fo:line-height="100%"/>
    </style:style>
    <style:style style:name="P235" style:parent-style-name="Normal" style:family="paragraph">
      <style:paragraph-properties fo:margin-bottom="0in" fo:line-height="100%"/>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P241" style:parent-style-name="Normal" style:family="paragraph">
      <style:paragraph-properties fo:margin-bottom="0in" fo:line-height="100%"/>
    </style:style>
    <style:style style:name="P242" style:parent-style-name="Normal" style:family="paragraph">
      <style:paragraph-properties fo:margin-bottom="0in" fo:line-height="100%"/>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P248" style:parent-style-name="Paragraphedeliste" style:list-style-name="LFO2" style:family="paragraph"/>
    <style:style style:name="P249" style:parent-style-name="Paragraphedeliste" style:list-style-name="LFO2" style:family="paragraph"/>
    <style:style style:name="P250" style:parent-style-name="Paragraphedeliste" style:list-style-name="LFO2" style:family="paragraph"/>
    <style:style style:name="P251" style:parent-style-name="Paragraphedeliste" style:list-style-name="LFO2" style:family="paragraph"/>
    <style:style style:name="P252" style:parent-style-name="Paragraphedeliste" style:list-style-name="LFO2" style:family="paragraph"/>
    <style:style style:name="P253" style:parent-style-name="Paragraphedeliste" style:list-style-name="LFO2" style:family="paragraph"/>
    <style:style style:name="P254" style:parent-style-name="Paragraphedeliste" style:list-style-name="LFO2" style:family="paragraph"/>
    <style:style style:name="P255" style:parent-style-name="Paragraphedeliste" style:list-style-name="LFO2" style:family="paragraph"/>
    <style:style style:name="P256" style:parent-style-name="Paragraphedeliste" style:list-style-name="LFO2" style:family="paragraph"/>
    <style:style style:name="P257" style:parent-style-name="Paragraphedeliste" style:list-style-name="LFO2" style:family="paragraph"/>
    <style:style style:name="TableColumn259" style:family="table-column">
      <style:table-column-properties style:column-width="0.6861in"/>
    </style:style>
    <style:style style:name="TableColumn260" style:family="table-column">
      <style:table-column-properties style:column-width="5.6069in"/>
    </style:style>
    <style:style style:name="Table258" style:family="table">
      <style:table-properties style:width="6.293in" fo:margin-left="0in" table:align="lef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P271" style:parent-style-name="Normal" style:family="paragraph">
      <style:paragraph-properties fo:margin-bottom="0in" fo:line-height="100%"/>
    </style:style>
    <style:style style:name="P272" style:parent-style-name="Normal" style:family="paragraph">
      <style:paragraph-properties fo:margin-bottom="0in" fo:line-height="100%"/>
    </style:style>
    <style:style style:name="P273" style:parent-style-name="Normal" style:family="paragraph">
      <style:paragraph-properties fo:margin-bottom="0in" fo:line-height="100%"/>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office:automatic-styles>
  <office:body>
    <office:text text:use-soft-page-breaks="true">
      <text:p text:style-name="P1">Planification Plaine Neufchâteau :</text:p>
      <text:p text:style-name="P2">Planning de la semaine :</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text:span text:style-name="T14">Lundi</text:span></text:p>
          </table:table-cell>
          <table:table-cell table:style-name="TableCell15">
            <text:p text:style-name="P16"><text:span text:style-name="T17">Mardi</text:span></text:p>
          </table:table-cell>
          <table:table-cell table:style-name="TableCell18">
            <text:p text:style-name="P19"><text:span text:style-name="T20">Mercredi</text:span></text:p>
          </table:table-cell>
          <table:table-cell table:style-name="TableCell21">
            <text:p text:style-name="P22"><text:span text:style-name="T23">Jeudi</text:span></text:p>
          </table:table-cell>
          <table:table-cell table:style-name="TableCell24">
            <text:p text:style-name="P25"><text:span text:style-name="T26">Vendredi</text:span></text:p>
          </table:table-cell>
          <table:table-cell table:style-name="TableCell27">
            <text:p text:style-name="P28"><text:span text:style-name="T29">Samedi</text:span></text:p>
          </table:table-cell>
          <table:table-cell table:style-name="TableCell30">
            <text:p text:style-name="P31"><text:span text:style-name="T32">Dimanche</text:span></text:p>
          </table:table-cell>
        </table:table-row>
        <table:table-row table:style-name="TableRow33">
          <table:table-cell table:style-name="TableCell34">
            <text:p text:style-name="P35"/>
            <text:p text:style-name="P36"><text:span text:style-name="T37">Accueil + CTB + Présentations</text:span></text:p>
            <text:p text:style-name="P38"/>
          </table:table-cell>
          <table:table-cell table:style-name="TableCell39">
            <text:p text:style-name="P40"/>
            <text:p text:style-name="P41">GJ</text:p>
            <text:p text:style-name="P42"><text:span text:style-name="T43">Arnaud</text:span></text:p>
          </table:table-cell>
          <table:table-cell table:style-name="TableCell44">
            <text:p text:style-name="P45"/>
            <text:p text:style-name="P46">ALS sport</text:p>
          </table:table-cell>
          <table:table-cell table:style-name="TableCell47">
            <text:p text:style-name="P48"/>
            <text:p text:style-name="P49"><text:span text:style-name="T50">Confection du goûter (+= ALS cuisine)</text:span></text:p>
          </table:table-cell>
          <table:table-cell table:style-name="TableCell51">
            <text:p text:style-name="P52"/>
            <text:p text:style-name="P53"/>
            <text:p text:style-name="P54"><text:span text:style-name="T55">Matinée A’</text:span></text:p>
          </table:table-cell>
          <table:table-cell table:style-name="TableCell56" table:number-rows-spanned="2">
            <text:p text:style-name="P57"><text:line-break/><text:line-break/></text:p>
            <text:p text:style-name="P58"><text:span text:style-name="T59">Anim +<text:s/></text:span><text:span text:style-name="T60">feed-back</text:span></text:p>
          </table:table-cell>
          <table:table-cell table:style-name="TableCell61" table:number-rows-spanned="2">
            <text:p text:style-name="P62"><text:line-break/><text:line-break/></text:p>
            <text:p text:style-name="P63"><text:span text:style-name="T64">Laissez-moi dormir svp</text:span></text:p>
          </table:table-cell>
        </table:table-row>
        <table:table-row table:style-name="TableRow65">
          <table:table-cell table:style-name="TableCell66">
            <text:p text:style-name="P67"/>
            <text:p text:style-name="P68"><text:span text:style-name="T69">Grand jeu Victor</text:span></text:p>
            <text:p text:style-name="P70"/>
          </table:table-cell>
          <table:table-cell table:style-name="TableCell71">
            <text:p text:style-name="P72"/>
            <text:p text:style-name="P73"><text:span text:style-name="T74">Aprèm Staff</text:span></text:p>
          </table:table-cell>
          <table:table-cell table:style-name="TableCell75">
            <text:p text:style-name="P76"/>
            <text:p text:style-name="P77">GJ</text:p>
            <text:p text:style-name="P78"><text:span text:style-name="T79">Isaline</text:span></text:p>
          </table:table-cell>
          <table:table-cell table:style-name="TableCell80">
            <text:p text:style-name="P81"/>
            <text:p text:style-name="P82">GJ</text:p>
            <text:p text:style-name="P83">Anaée 1</text:p>
            <text:p text:style-name="P84">(Stratégo)</text:p>
          </table:table-cell>
          <table:table-cell table:style-name="TableCell85">
            <text:p text:style-name="P86"/>
            <text:p text:style-name="P87"><text:span text:style-name="T88">Fancy faire + </text:span></text:p>
            <text:p text:style-name="P89"><text:span text:style-name="T90">After plaine</text:span></text:p>
          </table:table-cell>
          <table:covered-table-cell>
            <text:p text:style-name="P91"/>
          </table:covered-table-cell>
          <table:covered-table-cell>
            <text:p text:style-name="P92"/>
          </table:covered-table-cell>
        </table:table-row>
        <table:table-row table:style-name="TableRow93">
          <table:table-cell table:style-name="TableCell94">
            <text:p text:style-name="P95"><text:span text:style-name="T96">Lundi</text:span></text:p>
          </table:table-cell>
          <table:table-cell table:style-name="TableCell97">
            <text:p text:style-name="P98"><text:span text:style-name="T99">Mardi (Pimp)</text:span></text:p>
          </table:table-cell>
          <table:table-cell table:style-name="TableCell100">
            <text:p text:style-name="P101"><text:span text:style-name="T102">Mercredi</text:span></text:p>
          </table:table-cell>
          <table:table-cell table:style-name="TableCell103">
            <text:p text:style-name="P104"><text:span text:style-name="T105">Jeudi</text:span></text:p>
          </table:table-cell>
          <table:table-cell table:style-name="TableCell106">
            <text:p text:style-name="P107"><text:span text:style-name="T108">Vendredi</text:span></text:p>
          </table:table-cell>
          <table:table-cell table:style-name="TableCell109">
            <text:p text:style-name="P110"><text:span text:style-name="T111">Samedi</text:span></text:p>
          </table:table-cell>
          <table:table-cell table:style-name="TableCell112">
            <text:p text:style-name="P113"><text:span text:style-name="T114">Dimanche</text:span></text:p>
          </table:table-cell>
        </table:table-row>
        <table:table-row table:style-name="TableRow115">
          <table:table-cell table:style-name="TableCell116">
            <text:p text:style-name="P117"/>
            <text:p text:style-name="P118"><text:span text:style-name="T119">Accueil + CTB + Présentations (rappel)</text:span></text:p>
            <text:p text:style-name="P120">+ petits jeux<text:s/></text:p>
          </table:table-cell>
          <table:table-cell table:style-name="TableCell121">
            <text:p text:style-name="P122"/>
            <text:p text:style-name="P123">GJ</text:p>
            <text:p text:style-name="P124">Isaline 2</text:p>
            <text:p text:style-name="P125"><text:span text:style-name="T126">(Stratégo)</text:span></text:p>
          </table:table-cell>
          <table:table-cell table:style-name="TableCell127" table:number-rows-spanned="2">
            <text:p text:style-name="P128"><text:line-break/><text:line-break/></text:p>
            <text:p text:style-name="P129"/>
            <text:p text:style-name="P130"><text:span text:style-name="T131">Hike (+ Soupé)</text:span></text:p>
          </table:table-cell>
          <table:table-cell table:style-name="TableCell132">
            <text:p text:style-name="P133"/>
            <text:p text:style-name="P134">GJ</text:p>
            <text:p text:style-name="P135"><text:span text:style-name="T136">Anaée 2</text:span></text:p>
          </table:table-cell>
          <table:table-cell table:style-name="TableCell137">
            <text:p text:style-name="P138"/>
            <text:p text:style-name="P139">GJ<text:s/></text:p>
            <text:p text:style-name="P140"><text:span text:style-name="T141">/ rattrapage ?</text:span></text:p>
          </table:table-cell>
          <table:table-cell table:style-name="TableCell142" table:number-rows-spanned="2">
            <text:p text:style-name="P143"><text:line-break/><text:line-break/></text:p>
            <text:p text:style-name="P144"><text:span text:style-name="T145">Rangement</text:span></text:p>
            <text:list text:style-name="LFO1" text:continue-numbering="true">
              <text:list-item>
                <text:p text:style-name="P146">au revoir </text:p>
              </text:list-item>
            </text:list>
          </table:table-cell>
          <table:table-cell table:style-name="TableCell147" table:number-rows-spanned="2">
            <text:p text:style-name="P148"/>
          </table:table-cell>
        </table:table-row>
        <table:table-row table:style-name="TableRow149">
          <table:table-cell table:style-name="TableCell150">
            <text:p text:style-name="P151"/>
            <text:p text:style-name="P152"><text:span text:style-name="T153">GJ Victor</text:span></text:p>
            <text:p text:style-name="P154">2</text:p>
          </table:table-cell>
          <table:table-cell table:style-name="TableCell155">
            <text:p text:style-name="P156"/>
            <text:p text:style-name="P157">ALS au choix</text:p>
            <text:p text:style-name="P158">Brico</text:p>
            <text:p text:style-name="P159"/>
          </table:table-cell>
          <table:covered-table-cell>
            <text:p text:style-name="P160"/>
          </table:covered-table-cell>
          <table:table-cell table:style-name="TableCell161">
            <text:p text:style-name="P162"/>
            <text:p text:style-name="P163"><text:span text:style-name="T164">Jeu d’eau ?<text:s/></text:span></text:p>
            <text:p text:style-name="P165"><text:span text:style-name="T166">#TODO</text:span></text:p>
          </table:table-cell>
          <table:table-cell table:style-name="TableCell167">
            <text:p text:style-name="P168"/>
            <text:p text:style-name="P169"><text:span text:style-name="T170">GJ -&gt; (Jeu de secours au choix)</text:span></text:p>
          </table:table-cell>
          <table:covered-table-cell>
            <text:p text:style-name="P171"/>
          </table:covered-table-cell>
          <table:covered-table-cell>
            <text:p text:style-name="P172"/>
          </table:covered-table-cell>
        </table:table-row>
      </table:table>
      <text:p text:style-name="Normal"/>
      <text:p text:style-name="Normal"><text:span text:style-name="T173">PV de réunion</text:span> : voire google drive (<text:s/><text:a xlink:href="https://drive.google.com/drive/folders/16p-L62N9wAnnRJwzBvZDI146pAgNFkSk?usp=sharing" office:target-frame-name="_top" xlink:show="replace"><text:span text:style-name="Lienhypertexte">https://drive.google.com/drive/folders/16p-L62N9wAnnRJwzBvZDI146pAgNFkSk?usp=sharing</text:span></text:a><text:s/>) </text:p>
      <text:p text:style-name="Normal">ROI + Charte :</text:p>
      <table:table table:style-name="Table174">
        <table:table-columns>
          <table:table-column table:style-name="TableColumn175"/>
          <table:table-column table:style-name="TableColumn176"/>
        </table:table-columns>
        <table:table-row table:style-name="TableRow177">
          <table:table-cell table:style-name="TableCell178">
            <text:p text:style-name="P179">Conditions<text:s/></text:p>
          </table:table-cell>
          <table:table-cell table:style-name="TableCell180">
            <text:p text:style-name="P181">On<text:s/>crée des papiers avec le choses non discutables (On formule les cases à l’affirmatif si possible), que les enfants pourront trier et mettre sur le tableau ou ils devront trier les différents encadrements par types.</text:p>
          </table:table-cell>
        </table:table-row>
        <table:table-row table:style-name="TableRow182">
          <table:table-cell table:style-name="TableCell183">
            <text:p text:style-name="P184">Matériel<text:s/></text:p>
          </table:table-cell>
          <table:table-cell table:style-name="TableCell185">
            <text:p text:style-name="P186">Cartes avec les différentes ‘’ règles’’ du camp (mis à l’affirmatif) + une section piège ou on met des choses pas très légales</text:p>
          </table:table-cell>
        </table:table-row>
        <table:table-row table:style-name="TableRow187">
          <table:table-cell table:style-name="TableCell188">
            <text:p text:style-name="P189">Fignolage</text:p>
          </table:table-cell>
          <table:table-cell table:style-name="TableCell190">
            <text:p text:style-name="P191">Demander aux enfants ce qu’ils en pensent et leurs demander des idées en plus</text:p>
          </table:table-cell>
        </table:table-row>
      </table:table>
      <text:p text:style-name="Normal"/>
      <text:p text:style-name="Normal"/>
      <text:p text:style-name="Normal"/>
      <text:p text:style-name="Normal">Projet Pédagogique :</text:p>
      <text:p text:style-name="Normal">Thème : l’écologie en général (ma prépa ne<text:s/>suit pas encore le règlement ABC … Mais je remettrai tout ça à l’écrit pendant mon camp scout quand j’aurai plus le temps)</text:p>
      <table:table table:style-name="Table192">
        <table:table-columns>
          <table:table-column table:style-name="TableColumn193"/>
          <table:table-column table:style-name="TableColumn194"/>
        </table:table-columns>
        <table:table-row table:style-name="TableRow195">
          <table:table-cell table:style-name="TableCell196">
            <text:p text:style-name="P197">Sujet abordé</text:p>
          </table:table-cell>
          <table:table-cell table:style-name="TableCell198">
            <text:p text:style-name="P199">L’écologie en générale</text:p>
          </table:table-cell>
        </table:table-row>
        <table:table-row table:style-name="TableRow200">
          <table:table-cell table:style-name="TableCell201">
            <text:p text:style-name="P202">Résumé<text:s/></text:p>
          </table:table-cell>
          <table:table-cell table:style-name="TableCell203">
            <text:p text:style-name="P204">En notre Wallonie, il y a différentes lacunes en termes d’écologie, pour cela, les<text:s/>enfants vont se rendre de villages en villages pour réparer les dégâts causés par les hommes sur les différents milieux naturels. <text:s/></text:p>
            <text:p text:style-name="P205">Chaque CE est un groupe politique écolo et veut prouver sa bonne fois allant aider chaque village à être plus éco responsable. (Pour récolter un maximum de voies).<text:s/></text:p>
            <text:p text:style-name="P206">A la fin de chaque épreuve, on ajoute des voies dans une urne pour représenter les votes finaux.</text:p>
            <text:p text:style-name="P207">Les enfants peuvent récolter des voies supplémentaires<text:s/></text:p>
            <text:p text:style-name="P208">Par CE<text:s/></text:p>
          </table:table-cell>
        </table:table-row>
        <table:table-row table:style-name="TableRow209">
          <table:table-cell table:style-name="TableCell210">
            <text:p text:style-name="P211">Activité 1 (Lundi)</text:p>
          </table:table-cell>
          <table:table-cell table:style-name="TableCell212">
            <text:p text:style-name="P213">Thème : tri des déchets</text:p>
            <text:p text:style-name="P214">Jeu d’approche :</text:p>
            <text:p text:style-name="P215">Les enfants arrivent dans une ville polluée par pleins de déchets qu’ils utilisent au quotidien. Chaque groupe d’enfants représentent une catégorie de déchets et doivent aller chercher dans une zone délimité les déchets de leur catégorie. Le but est d’avoir le plus de déchets de sa catégorie. Cependant, il y a des poissons radioactifs qui veulent les empêcher d’aller chercher ces déchets (2*animateurs). Les enfants peuvent prendre un seul déchet à la fois et 2 enfants par CE en même temps (emballage : 2 gilets de sauvetage par équipe = gilet jaune)</text:p>
          </table:table-cell>
        </table:table-row>
        <table:table-row table:style-name="TableRow216">
          <table:table-cell table:style-name="TableCell217">
            <text:p text:style-name="P218">Activité 2 (Mercredi)</text:p>
            <text:p text:style-name="P219">(Attention, ça va demander plus de temps)</text:p>
          </table:table-cell>
          <table:table-cell table:style-name="TableCell220">
            <text:p text:style-name="P221">Energie : économie d’énergie (micro stratégo)</text:p>
            <text:p text:style-name="P222">Veulent créer la maison la plus écologique possible, pour cela, ils doivent se répartir les matériaux<text:s/>de manière non uniforme (sinon ce serait trop facile). Pour cela chaque un peut aller voler les différents matériaux des autres pour les ajouter à sa maison (ex : on crée trois catégories de « cartes » pour les lampes (leds = 3 pts &gt; lampes éco 2pts &gt; lampes allogènes &gt; 1 pts). Les cartes sont réparties de manières équitables pour que chaque équipe ait le même nombre de points au début -&gt; Duel = Pierre-Papier-S<text:s/></text:p>
          </table:table-cell>
        </table:table-row>
        <table:table-row table:style-name="TableRow223">
          <table:table-cell table:style-name="TableCell224">
            <text:p text:style-name="P225">Activité 3 (Jeudi)</text:p>
          </table:table-cell>
          <table:table-cell table:style-name="TableCell226">
            <text:p text:style-name="P227">Baisser le chauffage en hivers (à faire dans un lieu un peu froid)</text:p>
            <text:p text:style-name="P228">Le but<text:s/>est de mettre le plus de vêtements sur un seul enfant pour qu’il n’ait pas froid pendant l’hivers. L’enfant qui a le plus de couches fait gagner son équipe</text:p>
          </table:table-cell>
        </table:table-row>
        <table:table-row table:style-name="TableRow229">
          <table:table-cell table:style-name="TableCell230">
            <text:p text:style-name="P231">Activité 4 (Lundi)</text:p>
          </table:table-cell>
          <table:table-cell table:style-name="TableCell232">
            <text:p text:style-name="P233">Sujet : Limter ses déplacements en voiture</text:p>
            <text:p text:style-name="P234">File d’ariane :<text:s/></text:p>
            <text:p text:style-name="P235">Les travaux sur le métro de Liège n’avance plus, en effet cela fait plus ou moins 20 ans que les travaux ont commencé. Ces imbéciles d’architectes ont perdu leurs plans, et ne savent pas ou les travaux ce sont terminés. Pour promouvoir l’utilisation des transports en commun,<text:s/>les enfants vont relancer les travaux du métro de Liège</text:p>
          </table:table-cell>
        </table:table-row>
        <table:table-row table:style-name="TableRow236">
          <table:table-cell table:style-name="TableCell237">
            <text:p text:style-name="P238">Activité 5 (Mardi)</text:p>
          </table:table-cell>
          <table:table-cell table:style-name="TableCell239">
            <text:p text:style-name="P240">Ne pas gaspiller de nourriture :<text:s/></text:p>
            <text:p text:style-name="P241"/>
            <text:p text:style-name="P242"/>
          </table:table-cell>
        </table:table-row>
        <table:table-row table:style-name="TableRow243">
          <table:table-cell table:style-name="TableCell244">
            <text:p text:style-name="P245">Résultats (Jeudi)</text:p>
          </table:table-cell>
          <table:table-cell table:style-name="TableCell246">
            <text:p text:style-name="P247">Annonce des résultats plus récompense<text:s/></text:p>
          </table:table-cell>
        </table:table-row>
      </table:table>
      <text:p text:style-name="Normal"/>
      <text:p text:style-name="Normal"/>
      <text:p text:style-name="Normal">#TODO en section : jeu à eau</text:p>
      <text:p text:style-name="Normal">Organisation pour le Hike :</text:p>
      <text:p text:style-name="Normal">TODO<text:s/>Liste avant la plaine :</text:p>
      <text:list text:style-name="LFO2" text:continue-numbering="true">
        <text:list-item>
          <text:p text:style-name="P248">Mot pour les vélos pour les grands (demander un VTT et pas un vélo de route) (aide du staff le jour du vélo ?) + camping le soir ?</text:p>
        </text:list-item>
        <text:list-item>
          <text:p text:style-name="P249">Tracés provisoires<text:s/></text:p>
        </text:list-item>
        <text:list-item>
          <text:p text:style-name="P250">Planification du budget<text:s/></text:p>
        </text:list-item>
        <text:list-item>
          <text:p text:style-name="P251">Emballage<text:s/></text:p>
        </text:list-item>
        <text:list-item>
          <text:p text:style-name="P252">(Défi photo pour les Grands ?)</text:p>
        </text:list-item>
        <text:list-item>
          <text:p text:style-name="P253"><text:s/>Toilettes</text:p>
        </text:list-item>
        <text:list-item>
          <text:p text:style-name="P254">Activité après-midi ? (pédalo ?)</text:p>
        </text:list-item>
      </text:list>
      <text:p text:style-name="Normal">TODO la veille :</text:p>
      <text:list text:style-name="LFO2" text:continue-numbering="true">
        <text:list-item>
          <text:p text:style-name="P255">Checker les sentiers</text:p>
        </text:list-item>
        <text:list-item>
          <text:p text:style-name="P256">Courses (merci les PMR &lt;3)</text:p>
        </text:list-item>
        <text:list-item>
          <text:p text:style-name="P257"/>
        </text:list-item>
      </text:list>
      <text:p text:style-name="Normal">Thème :<text:s/></text:p>
      <text:p text:style-name="Normal">Idée générale : les grands vs les MG, le but d’une équipe de répondre à des défis (exemple : cacher 10 enfants dans un paysage), puis l’autre équipe va<text:s/>s’occuper de corriger la photo de l’autre équipe. Ce qui détermine les points de l’autre équipe</text:p>
      <table:table table:style-name="Table258">
        <table:table-columns>
          <table:table-column table:style-name="TableColumn259"/>
          <table:table-column table:style-name="TableColumn260"/>
        </table:table-columns>
        <table:table-row table:style-name="TableRow261">
          <table:table-cell table:style-name="TableCell262">
            <text:p text:style-name="P263">Matin</text:p>
          </table:table-cell>
          <table:table-cell table:style-name="TableCell264">
            <text:p text:style-name="P265">Tracé classique avec défi photo (les animateurs utilisent leurs téléphones pour prendre leurs photos<text:s/></text:p>
          </table:table-cell>
        </table:table-row>
        <table:table-row table:style-name="TableRow266">
          <table:table-cell table:style-name="TableCell267">
            <text:p text:style-name="P268">Après - midi</text:p>
          </table:table-cell>
          <table:table-cell table:style-name="TableCell269">
            <text:p text:style-name="P270">G : Activité (pédalo dans<text:s/>l’idéale)</text:p>
            <text:p text:style-name="P271">MG : la même ?</text:p>
            <text:p text:style-name="P272">Après -&gt; retour au bercaille + correction des épreuves de l’autre équipe</text:p>
            <text:p text:style-name="P273"/>
          </table:table-cell>
        </table:table-row>
        <table:table-row table:style-name="TableRow274">
          <table:table-cell table:style-name="TableCell275">
            <text:p text:style-name="P276">Soir<text:s/></text:p>
          </table:table-cell>
          <table:table-cell table:style-name="TableCell277">
            <text:p text:style-name="P278">Repas simple à cuisiner et pas cher (buisness is buisness)</text:p>
          </table:table-cell>
        </table:table-row>
      </table:table>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Times New Roman" style:font-name-complex="Arial" fo:color="#00000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Waeytens</meta:initial-creator>
    <dc:creator>Victor Waeytens</dc:creator>
    <meta:creation-date>2023-06-28T14:48:00Z</meta:creation-date>
    <dc:date>2023-07-20T21:25:00Z</dc:date>
    <meta:template xlink:href="Normal" xlink:type="simple"/>
    <meta:editing-cycles>9</meta:editing-cycles>
    <meta:editing-duration>PT1320S</meta:editing-duration>
    <meta:document-statistic meta:page-count="1" meta:paragraph-count="10" meta:word-count="794" meta:character-count="5153" meta:row-count="36" meta:non-whitespace-character-count="4369"/>
  </office:meta>
</office:document-meta>
</file>